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leObj2" manifest:media-type="application/octet-stream"/>
  <manifest:file-entry manifest:full-path="settings.xml" manifest:media-type="text/xml"/>
  <manifest:file-entry manifest:full-path="manifest.rdf" manifest:media-type="application/rdf+xml"/>
  <manifest:file-entry manifest:full-path="OleObj6" manifest:media-type="application/octet-stream"/>
  <manifest:file-entry manifest:full-path="Configurations2/" manifest:media-type="application/vnd.sun.xml.ui.configuration"/>
  <manifest:file-entry manifest:full-path="OleObj3" manifest:media-type="application/octet-stream"/>
  <manifest:file-entry manifest:full-path="content.xml" manifest:media-type="text/xml"/>
  <manifest:file-entry manifest:full-path="meta.xml" manifest:media-type="text/xml"/>
  <manifest:file-entry manifest:full-path="ObjectReplacements/OleObj2" manifest:media-type=""/>
  <manifest:file-entry manifest:full-path="ObjectReplacements/OleObj1" manifest:media-type=""/>
  <manifest:file-entry manifest:full-path="ObjectReplacements/OleObj3" manifest:media-type=""/>
  <manifest:file-entry manifest:full-path="ObjectReplacements/OleObj4" manifest:media-type=""/>
  <manifest:file-entry manifest:full-path="ObjectReplacements/OleObj6" manifest:media-type=""/>
  <manifest:file-entry manifest:full-path="ObjectReplacements/OleObj5" manifest:media-type=""/>
  <manifest:file-entry manifest:full-path="OleObj5" manifest:media-type="application/octet-stream"/>
  <manifest:file-entry manifest:full-path="layout-cache" manifest:media-type="application/binary"/>
  <manifest:file-entry manifest:full-path="OleObj4" manifest:media-type="application/octet-stream"/>
  <manifest:file-entry manifest:full-path="OleObj1"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Symbol" svg:font-family="Symbol"/>
    <style:font-face style:name="Times New Roman" svg:font-family="'Times New Roman'"/>
    <style:font-face style:name="Verdana" svg:font-family="Verdana"/>
    <style:font-face style:name="宋体" svg:font-family="宋体"/>
    <style:font-face style:name="黑体" svg:font-family="黑体"/>
    <style:font-face style:name="LKLUG" svg:font-family="LKLUG" style:font-pitch="variable"/>
    <style:font-face style:name="Calibri" svg:font-family="Calibr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text-properties style:use-window-font-color="true" style:font-name="Liberation Serif" fo:font-size="28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3.6999998092651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6" style:family="paragraph" style:parent-style-name="Standard">
      <style:paragraph-properties fo:line-height="100%" fo:text-align="start" style:justify-single-word="false"/>
      <style:text-properties fo:color="#b22222" style:font-name="Liberation Serif" fo:font-size="13.6999998092651pt" fo:font-weight="normal"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000000" style:font-name="Liberation Serif" fo:font-size="22pt" fo:font-weight="normal"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000000" style:font-name="Liberation Serif" fo:font-size="13.6999998092651pt" fo:font-weight="normal"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fo:color="#000000" style:font-name="Liberation Serif" fo:font-size="14pt" fo:font-weight="normal"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fo:color="#000000" style:font-name="Liberation Serif" fo:font-size="10.5pt" fo:font-weight="normal"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000000" style:font-name="宋体" fo:font-size="10.5pt" fo:font-weight="normal" fo:background-color="transparent" style:font-name-asian="宋体" style:font-name-complex="宋体"/>
    </style:style>
    <style:style style:name="P12" style:family="paragraph" style:parent-style-name="Standard">
      <style:paragraph-properties fo:line-height="100%" fo:text-align="start" style:justify-single-word="false"/>
      <style:text-properties fo:color="#000000" style:font-name="Symbol" fo:font-size="10.5pt" fo:font-weight="normal" fo:background-color="transparent" style:font-name-asian="Symbol" style:font-name-complex="Symbol"/>
    </style:style>
    <style:style style:name="P13" style:family="paragraph" style:parent-style-name="Standard">
      <style:paragraph-properties fo:line-height="100%" fo:text-align="start" style:justify-single-word="false"/>
      <style:text-properties fo:color="#000000" style:font-name="黑体" fo:font-size="10.5pt" fo:font-weight="normal" fo:background-color="transparent" style:font-name-asian="黑体" style:font-name-complex="黑体"/>
    </style:style>
    <style:style style:name="P14" style:family="paragraph" style:parent-style-name="Standard">
      <style:paragraph-properties fo:line-height="100%" fo:text-align="start" style:justify-single-word="false"/>
      <style:text-properties fo:color="#ff0000" style:font-name="Verdana" fo:font-size="10.5pt" fo:font-weight="normal" fo:background-color="transparent" style:font-name-asian="Verdana" style:font-name-complex="Verdana"/>
    </style:style>
    <style:style style:name="P15" style:family="paragraph" style:parent-style-name="Standard">
      <style:paragraph-properties fo:line-height="100%" fo:text-align="start" style:justify-single-word="false"/>
      <style:text-properties fo:color="#ff0000" style:font-name="黑体" fo:font-size="10.5pt" fo:font-weight="normal" fo:background-color="transparent" style:font-name-asian="黑体" style:font-name-complex="黑体"/>
    </style:style>
    <style:style style:name="P16" style:family="paragraph" style:parent-style-name="Standard">
      <style:paragraph-properties fo:margin-top="0cm" fo:margin-bottom="0.247cm" loext:contextual-spacing="false" fo:line-height="115%" fo:text-align="start" style:justify-single-word="false"/>
    </style:style>
    <style:style style:name="P17" style:family="paragraph" style:parent-style-name="Standard">
      <style:paragraph-properties fo:margin-top="0cm" fo:margin-bottom="0.247cm" loext:contextual-spacing="false" fo:line-height="115%"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8" style:family="paragraph" style:parent-style-name="Standard">
      <style:paragraph-properties fo:margin-top="0cm" fo:margin-bottom="0.247cm" loext:contextual-spacing="false" fo:line-height="115%" fo:text-align="start" style:justify-single-word="false"/>
      <style:text-properties style:use-window-font-color="true" style:font-name="Liberation Serif" fo:font-size="16pt" fo:font-weight="normal" fo:background-color="transparent" style:font-name-asian="Liberation Serif" style:font-name-complex="Liberation Serif"/>
    </style:style>
    <style:style style:name="P19" style:family="paragraph" style:parent-style-name="Standard">
      <style:paragraph-properties fo:margin-top="0cm" fo:margin-bottom="0.247cm" loext:contextual-spacing="false" fo:line-height="115%" fo:text-align="start" style:justify-single-word="false"/>
      <style:text-properties style:use-window-font-color="true" style:font-name="宋体" fo:font-size="11pt" fo:font-weight="normal" fo:background-color="transparent" style:font-name-asian="宋体" style:font-name-complex="宋体"/>
    </style:style>
    <style:style style:name="P20" style:family="paragraph" style:parent-style-name="Standard">
      <style:paragraph-properties fo:margin-top="0cm" fo:margin-bottom="0.247cm" loext:contextual-spacing="false" fo:line-height="100%" fo:text-align="start" style:justify-single-word="false"/>
      <style:text-properties style:use-window-font-color="true" style:font-name="宋体" fo:font-size="11pt" fo:font-weight="normal" fo:background-color="transparent" style:font-name-asian="宋体" style:font-name-complex="宋体"/>
    </style:style>
    <style:style style:name="P21" style:family="paragraph" style:parent-style-name="Standard">
      <style:paragraph-properties fo:margin-top="0cm" fo:margin-bottom="0.247cm" loext:contextual-spacing="false" fo:line-height="115%" fo:text-align="start" style:justify-single-word="false"/>
      <style:text-properties fo:color="#000000" style:font-name="Liberation Serif" fo:font-size="10.5pt" fo:font-weight="normal" fo:background-color="transparent" style:font-name-asian="Liberation Serif" style:font-name-complex="Liberation Serif"/>
    </style:style>
    <style:style style:name="P22" style:family="paragraph" style:parent-style-name="Standard">
      <style:paragraph-properties fo:margin-left="1.376cm" fo:margin-right="0cm" fo:line-height="100%" fo:text-align="justify" style:justify-single-word="false" fo:text-indent="-0.635cm" style:auto-text-indent="false"/>
    </style:style>
    <style:style style:name="P23" style:family="paragraph" style:parent-style-name="Standard">
      <style:paragraph-properties fo:margin-left="1.111cm" fo:margin-right="0cm" fo:line-height="100%" fo:text-align="justify" style:justify-single-word="false" fo:text-indent="0.741cm" style:auto-text-indent="false"/>
    </style:style>
    <style:style style:name="P24" style:family="paragraph" style:parent-style-name="Standard">
      <style:paragraph-properties fo:margin-left="1.376cm" fo:margin-right="0cm" fo:line-height="100%" fo:text-align="justify" style:justify-single-word="false" fo:text-indent="0cm" style:auto-text-indent="false"/>
    </style:style>
    <style:style style:name="P25" style:family="paragraph" style:parent-style-name="Standard">
      <style:paragraph-properties fo:margin-left="0cm" fo:margin-right="0cm" fo:line-height="100%" fo:text-align="justify" style:justify-single-word="false" fo:text-indent="0.741cm" style:auto-text-indent="false"/>
    </style:style>
    <style:style style:name="P26" style:family="paragraph" style:parent-style-name="Standard">
      <style:paragraph-properties fo:margin-left="0cm" fo:margin-right="0cm" fo:line-height="100%" fo:text-align="justify" style:justify-single-word="false" fo:text-indent="0.741cm" style:auto-text-indent="false"/>
      <style:text-properties style:use-window-font-color="true" style:font-name="宋体" fo:font-size="10.5pt" fo:font-weight="normal" fo:background-color="transparent" style:font-name-asian="宋体" style:font-name-complex="宋体"/>
    </style:style>
    <style:style style:name="P27" style:family="paragraph" style:parent-style-name="Standard">
      <style:paragraph-properties fo:margin-left="1.376cm" fo:margin-right="0cm" fo:line-height="100%" fo:text-align="justify" style:justify-single-word="false" fo:text-indent="0.185cm" style:auto-text-indent="false"/>
    </style:style>
    <style:style style:name="P28" style:family="paragraph" style:parent-style-name="Standard">
      <style:paragraph-properties fo:margin-left="2.619cm" fo:margin-right="0cm" fo:line-height="100%" fo:text-align="justify" style:justify-single-word="false" fo:text-indent="1.111cm" style:auto-text-indent="false"/>
    </style:style>
    <style:style style:name="P29" style:family="paragraph" style:parent-style-name="Standard">
      <style:paragraph-properties fo:margin-left="1.482cm" fo:margin-right="0cm" fo:line-height="100%" fo:text-align="justify" style:justify-single-word="false" fo:text-indent="0.926cm" style:auto-text-indent="false"/>
    </style:style>
    <style:style style:name="P30" style:family="paragraph" style:parent-style-name="Standard">
      <style:paragraph-properties fo:margin-left="1.482cm" fo:margin-right="0cm" fo:line-height="100%" fo:text-align="justify" style:justify-single-word="false" fo:text-indent="0cm" style:auto-text-indent="false"/>
    </style:style>
    <style:style style:name="P31" style:family="paragraph" style:parent-style-name="Standard">
      <style:paragraph-properties fo:margin-left="1.136cm" fo:margin-right="0cm" fo:line-height="100%" fo:text-align="start" style:justify-single-word="false" fo:text-indent="-0.635cm" style:auto-text-indent="false"/>
    </style:style>
    <style:style style:name="P32" style:family="paragraph" style:parent-style-name="Standard">
      <style:paragraph-properties fo:margin-left="1.136cm" fo:margin-right="0cm" fo:line-height="100%" fo:text-align="justify" style:justify-single-word="false" fo:text-indent="-0.635cm" style:auto-text-indent="false"/>
    </style:style>
    <style:style style:name="P33" style:family="paragraph" style:parent-style-name="Standard">
      <style:paragraph-properties fo:margin-left="1.136cm" fo:margin-right="0cm" fo:line-height="100%" fo:text-align="justify" style:justify-single-word="false" fo:text-indent="0cm" style:auto-text-indent="false"/>
    </style:style>
    <style:style style:name="P34" style:family="paragraph" style:parent-style-name="Standard">
      <style:paragraph-properties fo:margin-left="1.136cm" fo:margin-right="0cm" fo:line-height="100%" fo:text-align="justify" style:justify-single-word="false" fo:text-indent="0cm" style:auto-text-indent="false"/>
      <style:text-properties style:use-window-font-color="true" style:font-name="Calibri1" fo:font-size="10.5pt" fo:font-weight="normal" fo:background-color="transparent" style:font-name-asian="Calibri1" style:font-name-complex="Calibri1"/>
    </style:style>
    <style:style style:name="P35" style:family="paragraph" style:parent-style-name="Text_20_body">
      <style:paragraph-properties fo:line-height="100%" fo:text-align="start" style:justify-single-word="false"/>
      <style:text-properties fo:color="#000000" style:font-name="Symbol" fo:font-size="10.5pt" fo:font-weight="normal" fo:background-color="transparent" style:font-name-asian="Symbol" style:font-name-complex="Symbol"/>
    </style:style>
    <style:style style:name="P36" style:family="paragraph" style:parent-style-name="Standard">
      <style:paragraph-properties fo:margin-top="0.353cm" fo:margin-bottom="0.212cm" loext:contextual-spacing="false" fo:line-height="100%" fo:text-align="start" style:justify-single-word="false"/>
      <style:text-properties fo:color="#000000" style:font-name="Liberation Serif" fo:font-size="16pt" fo:font-weight="normal" fo:background-color="transparent" style:font-name-asian="Liberation Serif" style:font-name-complex="Liberation Serif"/>
    </style:style>
    <style:style style:name="P37" style:family="paragraph" style:parent-style-name="Standard">
      <style:paragraph-properties fo:margin-top="0.459cm" fo:margin-bottom="0.459cm" loext:contextual-spacing="false" fo:line-height="170%" fo:text-align="justify" style:justify-single-word="false"/>
      <style:text-properties style:use-window-font-color="true" style:font-name="宋体" fo:font-size="16pt" fo:font-weight="bold" fo:background-color="transparent" style:font-name-asian="宋体" style:font-name-complex="宋体"/>
    </style:style>
    <style:style style:name="P38" style:family="paragraph" style:parent-style-name="Standard">
      <style:paragraph-properties fo:margin-left="1.482cm" fo:margin-right="0cm" fo:line-height="100%" fo:text-align="justify" style:justify-single-word="false" fo:text-indent="0.741cm" style:auto-text-indent="false"/>
      <style:text-properties style:use-window-font-color="true" style:font-name="Calibri1" fo:font-size="10.5pt" fo:font-weight="normal" fo:background-color="transparent" style:font-name-asian="Calibri1" style:font-name-complex="Calibri1"/>
    </style:style>
    <style:style style:name="P39" style:family="paragraph" style:parent-style-name="Standard">
      <style:paragraph-properties fo:margin-left="1.136cm" fo:margin-right="0cm" fo:line-height="100%" fo:text-align="justify" style:justify-single-word="false" fo:text-indent="0.37cm" style:auto-text-indent="false"/>
      <style:text-properties style:use-window-font-color="true" style:font-name="宋体" fo:font-size="10.5pt" fo:font-weight="normal" fo:background-color="transparent" style:font-name-asian="宋体" style:font-name-complex="宋体"/>
    </style:style>
    <style:style style:name="P40" style:family="paragraph" style:parent-style-name="Standard" style:list-style-name="L1">
      <style:paragraph-properties fo:line-height="115%"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1" style:family="paragraph" style:parent-style-name="Standard" style:list-style-name="L2">
      <style:paragraph-properties fo:line-height="115%"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2"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3" style:family="paragraph" style:parent-style-name="Standard">
      <style:paragraph-properties fo:line-height="100%" fo:text-align="start" style:justify-single-word="false"/>
      <style:text-properties fo:color="#000000" style:font-name="Liberation Serif" fo:font-size="10.5pt" fo:font-weight="normal" fo:background-color="transparent" style:font-name-asian="Liberation Serif" style:font-name-complex="Liberation Serif"/>
    </style:style>
    <style:style style:name="P44" style:family="paragraph" style:parent-style-name="Standard" style:list-style-name="L1">
      <style:paragraph-properties fo:margin-top="0cm" fo:margin-bottom="0.247cm" loext:contextual-spacing="false" fo:line-height="115%"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5" style:family="paragraph" style:parent-style-name="Standard" style:list-style-name="L2">
      <style:paragraph-properties fo:margin-top="0cm" fo:margin-bottom="0.247cm" loext:contextual-spacing="false" fo:line-height="115%"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style:font-name="宋体" fo:font-size="10.5pt" fo:font-weight="normal" fo:background-color="transparent" loext:char-shading-value="0" style:font-name-asian="宋体" style:font-name-complex="宋体"/>
    </style:style>
    <style:style style:name="T4" style:family="text">
      <style:text-properties style:use-window-font-color="true" style:font-name="Times New Roman" fo:font-size="10.5pt" fo:font-weight="normal" fo:background-color="transparent" loext:char-shading-value="0" style:font-name-asian="Times New Roman" style:font-name-complex="Times New Roman"/>
    </style:style>
    <style:style style:name="T5" style:family="text">
      <style:text-properties style:use-window-font-color="true" style:font-name="Calibri1" fo:font-size="10.5pt" fo:font-weight="normal" fo:background-color="transparent" loext:char-shading-value="0" style:font-name-asian="Calibri1" style:font-name-complex="Calibri1"/>
    </style:style>
    <style:style style:name="T6" style:family="text">
      <style:text-properties fo:color="#ff0000" style:font-name="Liberation Serif" fo:font-size="12pt" fo:font-weight="normal" fo:background-color="transparent" loext:char-shading-value="0" style:font-name-asian="Liberation Serif" style:font-name-complex="Liberation Serif"/>
    </style:style>
    <style:style style:name="T7" style:family="text">
      <style:text-properties fo:color="#ff0000" style:font-name="Liberation Serif" fo:font-size="10.5pt" fo:font-weight="normal" fo:background-color="transparent" loext:char-shading-value="0" style:font-name-asian="Liberation Serif" style:font-name-complex="Liberation Serif"/>
    </style:style>
    <style:style style:name="T8" style:family="text">
      <style:text-properties fo:color="#ff0000" style:font-name="宋体" fo:font-size="10.5pt" fo:font-weight="normal" fo:background-color="transparent" loext:char-shading-value="0" style:font-name-asian="宋体" style:font-name-complex="宋体"/>
    </style:style>
    <style:style style:name="T9" style:family="text">
      <style:text-properties style:font-name-asian="LKLUG"/>
    </style:style>
    <style:style style:name="T10" style:family="text">
      <style:text-properties fo:color="#ed1c24"/>
    </style:style>
    <style:style style:name="T11" style:family="text">
      <style:text-properties fo:color="#ed1c24" style:font-name-asian="LKLUG"/>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面向对象</text:p>
      <text:p text:style-name="P4"><text:tab/>封装（Encapsulation）是面向对象的三大特征之一（另外两个是继承和多态），它指的是将对象的状态信息隐藏在对象内部，不允许外部程序直接访问对象内部信息，而是通过该类所提供的方法来实现对内部信息的操作和访问。<text:line-break/><text:line-break/><text:tab/>封装是面向对象编程语言对客观世界的模拟，在客观世界里，对象的状态信息都被隐藏在对象内部，外界无法直接操作和修改。对一个类或对象实现良好的封装，可以达到以下目的： </text:p>
      <text:list xml:id="list431416600" text:style-name="L1">
        <text:list-item>
          <text:p text:style-name="P40">隐藏类的实现细节。 </text:p>
        </text:list-item>
        <text:list-item>
          <text:p text:style-name="P40">让使用者只能通过事先预定的方法来访问数据，从而可以在该方法里加入控制逻辑，限制对属性的不合理访问。 </text:p>
        </text:list-item>
        <text:list-item>
          <text:p text:style-name="P40">可进行数据检查，从而有利于保证对象信息的完整性。 </text:p>
        </text:list-item>
        <text:list-item>
          <text:p text:style-name="P44">便于修改，提高代码的可维护性。 </text:p>
        </text:list-item>
      </text:list>
      <text:p text:style-name="P17"><text:line-break/>为了实现良好的封装，需要从以下两个方面来考虑： </text:p>
      <text:list xml:id="list2416440883" text:style-name="L2">
        <text:list-item>
          <text:p text:style-name="P41">将对象的属性和实现细节隐藏起来，不允许外部直接访问。 </text:p>
        </text:list-item>
        <text:list-item>
          <text:p text:style-name="P45">把方法暴露出来，让方法来控制对这些属性进行安全的访问和操作。 </text:p>
        </text:list-item>
      </text:list>
      <text:p text:style-name="P19"/>
      <text:p text:style-name="P16"><text:span text:style-name="T6">封装方法</text:span><text:span text:style-name="T1">：目的是隔离复杂度</text:span></text:p>
      <text:p text:style-name="P17">封装方法举例：</text:p>
      <text:p text:style-name="P17"><text:tab/>1. 电视机本身是一个黑盒子，隐藏了所有细节，但是一定会对外提供了一堆按钮，这些按钮也正是接口的概念，所以说，封装并不是单纯意义的隐藏！！！</text:p>
      <text:p text:style-name="P17"><text:tab/>2. 快门就是傻瓜相机为傻瓜们提供的方法，该方法将内部复杂的照相功能都隐藏起来了</text:p>
      <text:p text:style-name="P19"/>
      <text:p text:style-name="P6">因此，实际上封装有两个方面的含义：把该隐藏的隐藏起来，把该暴露的暴露出来。</text:p>
      <text:p text:style-name="P5"/>
      <text:p text:style-name="P5"/>
      <text:p text:style-name="P7">总结</text:p>
      <text:p text:style-name="P8"><text:tab/>Python 并没有提供真正的隐藏机制，所以 Python 类定义的所有成员默认都是公开的；如果程序希望将 Python 类中的某些成员隐藏起来，那么只要让该成员的名字以双下画线开头即可。<text:line-break/><text:line-break/>即使通过这种机制实现了隐藏，其实也依然可以绕过去。</text:p>
      <text:p text:style-name="P5"/>
      <text:p text:style-name="P5"/>
      <text:p text:style-name="P36">类的继承</text:p>
      <text:p text:style-name="P17"><text:tab/>面向对象的编程带来的主要好处之一是代码的重用，实现这种重用的方法之一是通过继承机制。</text:p>
      <text:p text:style-name="P16"><text:span text:style-name="T1"><text:tab/>通过继承创建的新类称为</text:span><text:span text:style-name="T2">子类</text:span><text:span text:style-name="T1">或</text:span><text:span text:style-name="T2">派生类</text:span><text:span text:style-name="T1">，被继承的类称为</text:span><text:span text:style-name="T2">基类</text:span><text:span text:style-name="T1">、</text:span><text:span text:style-name="T2">父类</text:span><text:span text:style-name="T1">或</text:span><text:span text:style-name="T2">超类</text:span><text:span text:style-name="T1">。</text:span></text:p>
      <text:p text:style-name="P37">语法</text:p>
      <text:p text:style-name="P22"><text:soft-page-break/><text:span text:style-name="T5">1.<text:tab/></text:span><text:span text:style-name="T3">代码</text:span></text:p>
      <text:p text:style-name="P23"><text:span text:style-name="T5">class </text:span><text:span text:style-name="T3">子类</text:span><text:span text:style-name="T5">(</text:span><text:span text:style-name="T3">父类</text:span><text:span text:style-name="T5">):</text:span></text:p>
      <text:p text:style-name="P23"><text:span text:style-name="T5"><text:s/><text:tab/>def __init__(self,</text:span><text:span text:style-name="T3">参数列表</text:span><text:span text:style-name="T5">):</text:span></text:p>
      <text:p text:style-name="P23"><text:span text:style-name="T4"><text:tab/><text:tab/></text:span><text:span text:style-name="T5">super().__init__(</text:span><text:span text:style-name="T3">参数列表</text:span><text:span text:style-name="T5">)</text:span></text:p>
      <text:p text:style-name="P23"><text:span text:style-name="T4"><text:tab/><text:tab/></text:span><text:span text:style-name="T5">self.</text:span><text:span text:style-name="T3">自身实例变量</text:span><text:span text:style-name="T5"> = </text:span><text:span text:style-name="T3">参数</text:span></text:p>
      <text:p text:style-name="P22"><text:span text:style-name="T5">2.<text:tab/></text:span><text:span text:style-name="T3">说明</text:span></text:p>
      <text:p text:style-name="P24"><text:span text:style-name="T5">-- </text:span><text:span text:style-name="T3">子类拥有父类的所有成员。</text:span></text:p>
      <text:p text:style-name="P24"><text:span text:style-name="T5">-- </text:span><text:span text:style-name="T3">子类如果没有构造函数，将自动执行父类的，但如果有构造函数将覆盖父类的。此时必须通过</text:span><text:span text:style-name="T5">super()</text:span><text:span text:style-name="T3">函数调用父类的构造函数，以确保父类属性被正常创建。</text:span></text:p>
      <text:p text:style-name="P37">多继承</text:p>
      <text:p text:style-name="P26">一个子类继承两个或两个以上的基类，父类中的属性和方法同时被子类继承下来。</text:p>
      <text:p text:style-name="P25"><text:span text:style-name="T3">同名方法的解析顺序（</text:span><text:span text:style-name="T5">MRO</text:span><text:span text:style-name="T3">，</text:span><text:span text:style-name="T5"> Method Resolution Order</text:span><text:span text:style-name="T3">）</text:span><text:span text:style-name="T5">:</text:span></text:p>
      <text:p text:style-name="P25"><text:span text:style-name="T3">类自身</text:span><text:span text:style-name="T5"> --&gt; </text:span><text:span text:style-name="T3">父类继承列表（由左至右）</text:span><text:span text:style-name="T5">--&gt; </text:span><text:span text:style-name="T3">再上层父类</text:span></text:p>
      <text:p text:style-name="P38"><text:s text:c="6"/>A</text:p>
      <text:p text:style-name="P38"><text:s text:c="6"/>/ \</text:p>
      <text:p text:style-name="P38"><text:s text:c="5"/>/ <text:s text:c="2"/>\</text:p>
      <text:p text:style-name="P38"><text:s text:c="4"/>B <text:s text:c="4"/>C</text:p>
      <text:p text:style-name="P38"><text:s text:c="5"/>\ <text:s text:c="2"/>/</text:p>
      <text:p text:style-name="P38"><text:s text:c="6"/>\ /</text:p>
      <text:p text:style-name="P38"><text:s text:c="7"/>D </text:p>
      <text:p text:style-name="P37">定义</text:p>
      <text:p text:style-name="P22"><text:span text:style-name="T5">1.<text:tab/></text:span><text:span text:style-name="T3">重用现有类的功能与概念，并在此基础上进行扩展。</text:span></text:p>
      <text:p text:style-name="P22"><text:span text:style-name="T5">2.<text:tab/></text:span><text:span text:style-name="T3">说明：</text:span></text:p>
      <text:p text:style-name="P24"><text:span text:style-name="T5"><text:s/>-- </text:span><text:span text:style-name="T3">子类直接具有父类的成员（共性），还可以扩展新功能。</text:span></text:p>
      <text:p text:style-name="P27"><text:span text:style-name="T4">--</text:span><text:span text:style-name="T5"> </text:span><text:span text:style-name="T3">事物具有一定的层次、渊源，继承可以统一概念。</text:span></text:p>
      <text:p text:style-name="P39">例如：公司组织架构</text:p>
      <text:p text:style-name="P28"><text:span text:style-name="T4"><text:tab/></text:span><text:span text:style-name="T5"> <text:s text:c="6"/></text:span><text:span text:style-name="T3">老板</text:span></text:p>
      <text:p text:style-name="P29"><text:span text:style-name="T3">行政中心</text:span><text:span text:style-name="T5"> <text:s text:c="8"/></text:span><text:span text:style-name="T3">营销中心</text:span><text:span text:style-name="T5"> <text:s text:c="10"/></text:span><text:span text:style-name="T3">技术中心</text:span></text:p>
      <text:p text:style-name="P30"><text:span text:style-name="T3">人力资源</text:span><text:span text:style-name="T5"> <text:s/></text:span><text:span text:style-name="T3">行政部</text:span><text:span text:style-name="T5"> <text:s text:c="2"/></text:span><text:span text:style-name="T3">销售部</text:span><text:span text:style-name="T5"> <text:s/></text:span><text:span text:style-name="T3">策划部</text:span><text:span text:style-name="T5"> <text:s text:c="2"/></text:span><text:span text:style-name="T3">研发部</text:span><text:span text:style-name="T5"> <text:s/></text:span><text:span text:style-name="T3">产品部</text:span><text:span text:style-name="T5"> </text:span></text:p>
      <text:p text:style-name="P37">优点</text:p>
      <text:p text:style-name="P31"><text:span text:style-name="T5">1.<text:tab/></text:span><text:span text:style-name="T3">一种代码复用的方式。</text:span></text:p>
      <text:p text:style-name="P32"><text:span text:style-name="T5">2.<text:tab/></text:span><text:span text:style-name="T3">以层次化的方式管理类。</text:span></text:p>
      <text:p text:style-name="P37">缺点</text:p>
      <text:p text:style-name="P26">耦合度高</text:p>
      <text:p text:style-name="P37">作用</text:p>
      <text:p text:style-name="P2"><text:soft-page-break/><text:span text:style-name="T4"><text:tab/></text:span><text:span text:style-name="T3">隔离客户端代码与功能的实现方式。</text:span></text:p>
      <text:p text:style-name="P37">适用性</text:p>
      <text:p text:style-name="P26">多个类在概念上是一致的，且需要进行统一的处理。</text:p>
      <text:p text:style-name="P37">相关概念</text:p>
      <text:p text:style-name="P26">父类（基类、超类）、子类（派生类）。</text:p>
      <text:p text:style-name="P26">父类相对于子类更抽象，范围更宽泛；子类相对于父类更具体，范围更狭小。</text:p>
      <text:p text:style-name="P25"><text:span text:style-name="T3">单继承：父类只有一个（例如</text:span><text:span text:style-name="T5"> Java</text:span><text:span text:style-name="T3">，</text:span><text:span text:style-name="T5">C#</text:span><text:span text:style-name="T3">）。</text:span></text:p>
      <text:p text:style-name="P25"><text:span text:style-name="T3">多继承：父类有多个（例如</text:span><text:span text:style-name="T5">C++</text:span><text:span text:style-name="T3">，</text:span><text:span text:style-name="T5">Python</text:span><text:span text:style-name="T3">）。</text:span></text:p>
      <text:p text:style-name="P25"><text:span text:style-name="T5">Object</text:span><text:span text:style-name="T3">类：任何类都直接或间接继承自</text:span><text:span text:style-name="T5"> object </text:span><text:span text:style-name="T3">类。</text:span></text:p>
      <text:p text:style-name="P37">内置函数</text:p>
      <text:p text:style-name="P34">isinstance(obj, class_or_tuple) </text:p>
      <text:p text:style-name="P33"><text:span text:style-name="T3">返回这个对象</text:span><text:span text:style-name="T5">obj </text:span><text:span text:style-name="T3">是否是某个类的对象</text:span><text:span text:style-name="T4">,</text:span><text:span text:style-name="T3">或者某些类中的一个类的对象。</text:span></text:p>
      <text:p text:style-name="P17"/>
      <text:p text:style-name="P17"/>
      <text:p text:style-name="P17"/>
      <text:p text:style-name="P9">多态</text:p>
      <text:p text:style-name="P10">多态, 不同的 子类对象调用 相同的 父类方法，产生 不同的 执行结果，可以增加代码的外部 调用灵活度，</text:p>
      <text:p text:style-name="P10"/>
      <text:p text:style-name="P10">多态以 继承 和 重写 父类</text:p>
      <text:p text:style-name="P10">方法 为前提</text:p>
      <text:p text:style-name="P10"/>
      <text:p text:style-name="P21">多态是调用方法的技巧，不会影响到类的内部设计</text:p>
      <text:p text:style-name="P21">下面就用一段简单的代码来看看多态的优点</text:p>
      <text:p text:style-name="P21">  首先，我们看一下没有多态的代码：</text:p>
      <text:p text:style-name="P16"><text:soft-page-break/><draw:frame draw:style-name="fr1" draw:name="1" text:anchor-type="as-char" svg:width="7.144cm" style:rel-width="scale" svg:height="9.71cm" style:rel-height="scale" draw:z-index="0"><draw:object-ole xlink:href="./OleObj1" xlink:type="simple" xlink:show="embed" xlink:actuate="onLoad"/><draw:image xlink:href="./ObjectReplacements/OleObj1" xlink:type="simple" xlink:show="embed" xlink:actuate="onLoad"/></draw:frame></text:p>
      <text:p text:style-name="P19">这样可以看出，如果添加一个类，继承Dog，代码的增加就很麻烦。</text:p>
      <text:p text:style-name="P19">  下面我们来看一下有多态的情形：</text:p>
      <text:p text:style-name="P16"><draw:frame draw:style-name="fr1" draw:name="2" text:anchor-type="as-char" svg:width="13.626cm" style:rel-width="scale" svg:height="11.06cm" style:rel-height="scale" draw:z-index="1"><draw:object-ole xlink:href="./OleObj2" xlink:type="simple" xlink:show="embed" xlink:actuate="onLoad"/><draw:image xlink:href="./ObjectReplacements/OleObj2" xlink:type="simple" xlink:show="embed" xlink:actuate="onLoad"/></draw:frame></text:p>
      <text:p text:style-name="P19">这样一来，添加一个类就显得很方便了。</text:p>
      <text:p text:style-name="P20"/>
      <text:p text:style-name="P17"/>
      <text:p text:style-name="P17"><text:soft-page-break/></text:p>
      <text:p text:style-name="P18">六大原则</text:p>
      <text:p text:style-name="P10">1、开闭原则（Open Close Principle）</text:p>
      <text:p text:style-name="P10"/>
      <text:p text:style-name="P11"><text:s text:c="3"/>“开”指的是允许一个类甚至往大了说允许一个系统随时可以对自己的功能进行扩展。</text:p>
      <text:p text:style-name="P11"><text:s text:c="3"/>“闭”指的是不允许在扩展和修改功能的时候触及到已经写好的底层代码（比如父类）。</text:p>
      <text:p text:style-name="P11">举一个比较浅显的例子，可以理解为电脑与硬盘以及 U 盘的关系</text:p>
      <text:p text:style-name="P11">。</text:p>
      <text:p text:style-name="P11"><text:s text:c="4"/>面向过程类型的编写会把所有关键代码写在一起，就好比在给一个已经装好的主机箱添加硬盘，那首先需要先拆开主机箱，然后将装机时为了美观扎好的数据线进行拆解，选择数据线插在硬盘上，再把剩下的线重新扎好，重新封装好主机箱，费时费力。</text:p>
      <text:p text:style-name="P11"/>
      <text:p text:style-name="P11"><text:s text:c="4"/>而如果想给已经装好的主机箱加一个U盘，只需要将准备好的U盘对准USB接口接入，就可以了，在整个过程中主机箱早就装好的内部构造并没有任何变化；而如果想对 U 盘进行扩容或者修改，那么只需要操作 U 盘甚至是替换 U 盘，过程中主机箱是不会发生任何改变的。相比之下，效率就更高了。</text:p>
      <text:p text:style-name="P11"/>
      <text:p text:style-name="P11"><text:s text:c="4"/>那么把这个原理套用在代码之中，尽可能将后期会变化的因素放在外部,而将确定不会产生改变的固定因素作为底层,这样在后期代码扩展和修改中效率就会比较理想。同时，这种将代码互相拆分，来避免在修改过程中牵一发而动全身的特点，称之为封装。</text:p>
      <text:p text:style-name="P14"><text:s text:c="4"/>对扩展开放，对修改关闭。</text:p>
      <text:p text:style-name="P14"><text:s text:c="4"/>增加新功能，不改变原有代码。</text:p>
      <text:p text:style-name="P10"/>
      <text:p text:style-name="P10"/>
      <text:p text:style-name="P10"/>
      <text:p text:style-name="P10">2、里氏代换原则（Liskov Substitution Principle）</text:p>
      <text:p text:style-name="P42"/>
      <text:p text:style-name="P35"><text:span text:style-name="T9"><text:s text:c="4"/>里氏替换针对的依然是继承关系，只要是父类能参与的任何构造，子类完全可以胜任，所以里氏替换的主要思想就是</text:span><text:span text:style-name="T11">只要父类可以被调用，子类就一定要代替父类被调用</text:span><text:span text:style-name="T9">。这种情况并不是说父类没有意义，相反的，</text:span><text:span text:style-name="T11">里氏替换进一步要求父类尽可能不要存在太具体的功能，能抽象就尽量抽象，</text:span><text:span text:style-name="Strong_20_Emphasis"><text:span text:style-name="T11">任何的修改都完全依靠子类来补充和修改</text:span></text:span><text:span text:style-name="T9">，从而进一步实现开闭原则（</text:span><text:span text:style-name="Strong_20_Emphasis"><text:span text:style-name="T9">父类对修改关闭，子类对修改开放</text:span></text:span><text:span text:style-name="T9">）。</text:span></text:p>
      <text:p text:style-name="Text_20_body"><text:s text:c="4"/>同时补充一下，因为每一个子类在父类的构造上都可以额外拓展，于是，就算每一个子类内部的方法名字跟父类完全一样，但是因为每个子类都对这同一个方法产生了新的拓展，所以在调用这个方法的时候，方法名始终没有任何改变，但是方法本身却是随着子类的不同而千变万化的。这种现象就称之为多态。所以里氏替换原则也是在<text:span text:style-name="T10">为父类的抽象化和子类的多态化</text:span>进行阐述。</text:p>
      <text:p text:style-name="P1"><text:soft-page-break/><draw:frame draw:style-name="fr1" draw:name="3" text:anchor-type="as-char" svg:width="12.409cm" style:rel-width="scale" svg:height="7.303cm" style:rel-height="scale" draw:z-index="2"><draw:object-ole xlink:href="./OleObj3" xlink:type="simple" xlink:show="embed" xlink:actuate="onLoad"/><draw:image xlink:href="./ObjectReplacements/OleObj3" xlink:type="simple" xlink:show="embed" xlink:actuate="onLoad"/></draw:frame></text:p>
      <text:p text:style-name="P12"/>
      <text:p text:style-name="P12"/>
      <text:p text:style-name="P12"/>
      <text:p text:style-name="P12"/>
      <text:p text:style-name="P12">父类出现的地方可以被子类替换，在替换后依然保持原功能。</text:p>
      <text:p text:style-name="P12"/>
      <text:p text:style-name="P12">子类要拥有父类的所有功能。</text:p>
      <text:p text:style-name="P12"/>
      <text:p text:style-name="P12">子类在重写父类方法时，尽量选择扩展重写，防止改变了功能。</text:p>
      <text:p text:style-name="P12"/>
      <text:p text:style-name="P10"/>
      <text:p text:style-name="P10">3、依赖倒转原则（Dependence Inversion Principle）</text:p>
      <text:p text:style-name="P10"/>
      <text:p text:style-name="P10"><text:s text:c="6"/>这个是开闭原则的基础，具体内容：是对接口编程，依赖于抽象而不依赖于具体。</text:p>
      <text:p text:style-name="P10"/>
      <text:p text:style-name="P11">4、类的单一职责（Single Responsibility Principle <text:s text:c="2"/>） </text:p>
      <text:p text:style-name="P11"/>
      <text:p text:style-name="P11"><text:s text:c="4"/>所谓的单一指的应该是一个类能被修改的原因只能有一个，单一原则直接针对的问题是代码的耦合性，而所谓的耦合性指的就是在面临修改的时候被波及的范围，那么假设一个类里存在两个或者三个功能，但是每次整个类只会因为同一件事情去发生修改，发生其他问题都不会触及到此类，那么耦合性就已然降至理想状态了，除此之外的分类细化纵然没有影响代码后期的工作难度，但也是在消耗生成代码时的时间精力。</text:p>
      <text:p text:style-name="P11"/>
      <text:p text:style-name="P1"><text:span text:style-name="T8"><text:s text:c="4"/>一个类有且只有一个改变它的原因</text:span><text:span text:style-name="T7">。</text:span></text:p>
      <text:p text:style-name="P10"/>
      <text:p text:style-name="P10">5、迪米特法则（最少知道原则）（Demeter Principle）</text:p>
      <text:p text:style-name="P10"/>
      <text:p text:style-name="P10"><text:s text:c="6"/>为什么叫最少知道原则，就是说：一个实体应当尽量少的与其他实体之间发生相互作用，使得系统功能模块相对独立。</text:p>
      <text:p text:style-name="P15"><text:s text:c="2"/>类与类交互时，在满足功能要求的基础上，传递的数据量越少越好。因为这样可能降低耦合度。</text:p>
      <text:p text:style-name="P10"/>
      <text:p text:style-name="P10">6、合成复用原则（Composite Reuse Principle）</text:p>
      <text:p text:style-name="P10"/>
      <text:p text:style-name="P10">原则是尽量使用合成/聚合的方式，而不是使用继承。</text:p>
      <text:p text:style-name="P10"/>
      <text:p text:style-name="P11">类与类的关系</text:p>
      <text:p text:style-name="P11">泛化：子类与父类的关系，概念的复用，耦合度最高；</text:p>
      <text:p text:style-name="P11"/>
      <text:p text:style-name="P11">　　B类泛化A类，意味B类是A类的一种；</text:p>
      <text:p text:style-name="P11"/>
      <text:p text:style-name="P11"><text:soft-page-break/>　　做法：B类继承A类</text:p>
      <text:p text:style-name="P11"/>
      <text:p text:style-name="P1"><draw:frame draw:style-name="fr1" draw:name="4" text:anchor-type="as-char" svg:width="9.604cm" style:rel-width="scale" svg:height="3.942cm" style:rel-height="scale" draw:z-index="3"><draw:object-ole xlink:href="./OleObj4" xlink:type="simple" xlink:show="embed" xlink:actuate="onLoad"/><draw:image xlink:href="./ObjectReplacements/OleObj4" xlink:type="simple" xlink:show="embed" xlink:actuate="onLoad"/></draw:frame></text:p>
      <text:p text:style-name="P11"/>
      <text:p text:style-name="P11"><text:s text:c="4"/>关于继承关系，声明一个父类，里面可以内置若干参数，若干方法，而之后声明的子类，只要是继承自这个父类，那么就可以直接获取关于父类的参数和方法，除此之外，子</text:p>
      <text:p text:style-name="P11"/>
      <text:p text:style-name="P11"><text:s text:c="4"/>类还可以拥有自己专属的额外参数和方法，这些新的参数和方法父类是不能享用的。</text:p>
      <text:p text:style-name="P11"/>
      <text:p text:style-name="P11"/>
      <text:p text:style-name="P11"/>
      <text:p text:style-name="P11"><text:s text:c="4"/>关联(聚合/组合)：部分与整体的关系，功能的复用，变化影响一个类；</text:p>
      <text:p text:style-name="P11"/>
      <text:p text:style-name="P11">　　 <text:s text:c="2"/>A与B关联，意味着B是A的一部分；</text:p>
      <text:p text:style-name="P11"/>
      <text:p text:style-name="P11">　　 <text:s text:c="2"/>做法：在A类中包含B类型成员。</text:p>
      <text:p text:style-name="P1"><draw:frame draw:style-name="fr1" draw:name="5" text:anchor-type="as-char" svg:width="9.446cm" style:rel-width="scale" svg:height="4.657cm" style:rel-height="scale" draw:z-index="4"><draw:object-ole xlink:href="./OleObj5" xlink:type="simple" xlink:show="embed" xlink:actuate="onLoad"/><draw:image xlink:href="./ObjectReplacements/OleObj5" xlink:type="simple" xlink:show="embed" xlink:actuate="onLoad"/></draw:frame></text:p>
      <text:p text:style-name="P11"/>
      <text:p text:style-name="P11"/>
      <text:p text:style-name="P11"><text:s text:c="4"/>所谓的关联关系，也被称为聚合关系或者组合关系，指的是两个类之间不做直接继承，而是将一个类作为另一个类其中的一个参数进行连接。通过参数连接就避免了继承必须继承所有参数和方法的弊端，在耦合度上相对于继承又下降了许多。</text:p>
      <text:p text:style-name="P11"/>
      <text:p text:style-name="P13"/>
      <text:p text:style-name="P11"/>
      <text:p text:style-name="P11">依赖：合作关系，一种相对松散的协作，变化影响一个方法；</text:p>
      <text:p text:style-name="P11"/>
      <text:p text:style-name="P11">　　 A类依赖B类，意味A类的某些功能靠B类实现；</text:p>
      <text:p text:style-name="P11"/>
      <text:p text:style-name="P11">　　做法：B类型作为A类中方法的参数，并不是A的成员。</text:p>
      <text:p text:style-name="P1"><text:soft-page-break/><draw:frame draw:style-name="fr1" draw:name="6" text:anchor-type="as-char" svg:width="9.657cm" style:rel-width="scale" svg:height="4.604cm" style:rel-height="scale" draw:z-index="5"><draw:object-ole xlink:href="./OleObj6" xlink:type="simple" xlink:show="embed" xlink:actuate="onLoad"/><draw:image xlink:href="./ObjectReplacements/OleObj6" xlink:type="simple" xlink:show="embed" xlink:actuate="onLoad"/></draw:frame></text:p>
      <text:p text:style-name="P11"/>
      <text:p text:style-name="P11"/>
      <text:p text:style-name="P11"><text:s text:c="4"/>依赖关系，也被称为合作关系，在关联关系的基础上进一步降低了耦合度，其中一个类的整体将只能作为另一个类的方法中的一个参数来进行调用。</text:p>
      <text:p text:style-name="P11"/>
      <text:p text:style-name="P11"><text:s text:c="4"/>所以对这三种关系进行耦合度排序的话：依赖关系耦合度最低 关联关系耦合度适中 继承关系耦合度相对最高。</text:p>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Symbol" svg:font-family="Symbol"/>
    <style:font-face style:name="Times New Roman" svg:font-family="'Times New Roman'"/>
    <style:font-face style:name="Verdana" svg:font-family="Verdana"/>
    <style:font-face style:name="宋体" svg:font-family="宋体"/>
    <style:font-face style:name="黑体" svg:font-family="黑体"/>
    <style:font-face style:name="LKLUG" svg:font-family="LKLUG" style:font-pitch="variable"/>
    <style:font-face style:name="Calibri" svg:font-family="Calibr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Noto Sans CJK SC Regular"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Noto Sans CJK SC Regular"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4T12:55:25.408084918</dc:date>
    <meta:editing-duration>PT7M11S</meta:editing-duration>
    <meta:editing-cycles>2</meta:editing-cycles>
    <meta:generator>LibreOffice/6.0.7.3$Linux_X86_64 LibreOffice_project/00m0$Build-3</meta:generator>
    <meta:document-statistic meta:table-count="0" meta:image-count="0" meta:object-count="6" meta:page-count="8" meta:paragraph-count="124" meta:word-count="3305" meta:character-count="3886" meta:non-whitespace-character-count="3591"/>
  </office:meta>
</office:document-meta>
</file>